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9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7.36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72cm" fo:break-before="auto" style:use-optimal-row-height="false"/>
    </style:style>
    <style:style style:name="ro3" style:family="table-row">
      <style:table-row-properties style:row-height="1.397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38cm" fo:break-before="auto" style:use-optimal-row-height="false"/>
    </style:style>
    <style:style style:name="ro8" style:family="table-row">
      <style:table-row-properties style:row-height="0.931cm" fo:break-before="auto" style:use-optimal-row-height="false"/>
    </style:style>
    <style:style style:name="ro9" style:family="table-row">
      <style:table-row-properties style:row-height="2.053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1.672cm" fo:break-before="auto" style:use-optimal-row-height="false"/>
    </style:style>
    <style:style style:name="ro12" style:family="table-row">
      <style:table-row-properties style:row-height="7.768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66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7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2" style:family="table-cell" style:parent-style-name="TL_20_Data">
      <style:table-cell-properties style:diagonal-bl-tr="none" style:diagonal-tl-br="none" fo:border="none" fo:padding="0.071cm" style:rotation-align="none"/>
    </style:style>
    <style:style style:name="ce23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4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lr-tb"/>
    </style:style>
    <style:style style:name="ce2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lr-tb"/>
    </style:style>
    <style:style style:name="ce30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lr-tb"/>
    </style:style>
    <style:style style:name="ce31" style:family="table-cell" style:parent-style-name="TL_20_Data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lr-tb"/>
    </style:style>
    <style:style style:name="ce32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lr-tb"/>
    </style:style>
    <style:style style:name="ce33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TL_20_Title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none" fo:padding="0.071cm" style:rotation-align="non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6" table:default-cell-style-name="Default"/>
        <table:table-column table:style-name="co4" table:default-cell-style-name="ce25"/>
        <table:table-column table:style-name="co3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3" table:number-columns-repeated="991" table:default-cell-style-name="Default"/>
        <table:table-row table:style-name="ro1">
          <table:table-cell table:style-name="ce1" office:value-type="string" calcext:value-type="string">
            <text:p>Tabel 4 - Aantal personen, die hadden opgegeven eerder in het hoofd der tabel genoemde kerkelijke gezindten te belijden en die hadden verklaard tevens te behooren tot een der in kolom I genoemde kerkelijke gezindten, vereenigingen, secten, enz. </text:p>
          </table:table-cell>
          <table:table-cell table:style-name="ce10" table:number-columns-repeated="27"/>
          <table:table-cell table:style-name="ce24"/>
          <table:table-cell table:style-name="ce33" table:number-columns-repeated="4"/>
          <table:table-cell table:style-name="ce50"/>
          <table:table-cell table:number-columns-repeated="990"/>
        </table:table-row>
        <table:table-row table:style-name="ro2">
          <table:table-cell table:style-name="ce2" table:number-columns-repeated="28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1" table:number-rows-spanned="2">
            <text:p>Kerkelijke gezindten enz.</text:p>
          </table:table-cell>
          <table:table-cell table:style-name="ce11"/>
          <table:table-cell table:style-name="ce12" office:value-type="string" calcext:value-type="string" table:number-columns-spanned="2" table:number-rows-spanned="1">
            <text:p>Nederd. Herv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Waalsch Herv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Remonstrant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Christelijk Gereformeerd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oopsgezind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Evangelisch Luthersch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Hersteld Luthersch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Geref. Kerken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Roomsch-Katholiek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ud Bisschopp. Cleresie (Oud Roomsch)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ederl. Israëliet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Behoorende tot andere kerkelijke gezindten.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al.</text:p>
          </table:table-cell>
          <table:covered-table-cell table:style-name="ce18"/>
          <table:table-cell table:style-name="ce26" office:value-type="string" calcext:value-type="string" table:number-columns-spanned="1" table:number-rows-spanned="2">
            <office:annotation draw:style-name="gr1" draw:text-style-name="P1" svg:width="3.577cm" svg:height="2.011cm" svg:x="65.852cm" svg:y="0.846cm" draw:caption-point-x="3.922cm" draw:caption-point-y="0.222cm">
              <dc:creator>CDM</dc:creator>
              <dc:date>2014-12-13T00:00:00</dc:date>
              <text:p text:style-name="P1"><text:span text:style-name="T1">Th. Vreugdenhil:</text:span></text:p>
              <text:p text:style-name="P1"><text:span text:style-name="T2">Kolom 13 is kolom X en kolom Y.</text:span></text:p>
            </office:annotation>
            <text:p>Kerkelijke gezindten enz., waartoe de in kolom 13 vermelde personen behooren. </text:p>
          </table:table-cell>
          <table:table-cell table:style-name="ce34" office:value-type="string" calcext:value-type="string" table:number-columns-spanned="1" table:number-rows-spanned="3">
            <text:p>Telling</text:p>
          </table:table-cell>
          <table:table-cell table:style-name="ce40" office:value-type="string" calcext:value-type="string" table:number-columns-spanned="1" table:number-rows-spanned="3">
            <text:p>Tabel</text:p>
          </table:table-cell>
          <table:table-cell table:style-name="ce40" office:value-type="string" calcext:value-type="string" table:number-columns-spanned="1" table:number-rows-spanned="3">
            <text:p>Pagina links</text:p>
          </table:table-cell>
          <table:table-cell table:style-name="ce40" office:value-type="string" calcext:value-type="string" table:number-columns-spanned="1" table:number-rows-spanned="3">
            <text:p>Pagina rechts</text:p>
          </table:table-cell>
          <table:table-cell table:style-name="ce51" office:value-type="string" calcext:value-type="string" table:number-columns-spanned="1" table:number-rows-spanned="3">
            <text:p>Image nr</text:p>
          </table:table-cell>
          <table:table-cell table:style-name="ce57" table:number-columns-repeated="990"/>
        </table:table-row>
        <table:table-row table:style-name="ro4">
          <table:covered-table-cell table:style-name="ce4"/>
          <table:table-cell table:style-name="ce11"/>
          <table:table-cell table:style-name="ce13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table-cell table:style-name="ce19" office:value-type="string" calcext:value-type="string">
            <text:p>M.</text:p>
          </table:table-cell>
          <table:table-cell table:style-name="ce19" office:value-type="string" calcext:value-type="string">
            <text:p>V.</text:p>
          </table:table-cell>
          <table:covered-table-cell table:style-name="ce27"/>
          <table:covered-table-cell table:style-name="ce35"/>
          <table:covered-table-cell table:number-columns-repeated="3" table:style-name="ce41"/>
          <table:covered-table-cell table:style-name="ce52"/>
          <table:table-cell table:style-name="ce43"/>
          <table:table-cell table:style-name="ce57" table:number-columns-repeated="98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20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20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20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20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ce20" office:value-type="float" office:value="8" calcext:value-type="float" table:number-columns-spanned="2" table:number-rows-spanned="1">
            <text:p>8</text:p>
          </table:table-cell>
          <table:covered-table-cell table:style-name="ce20"/>
          <table:table-cell table:style-name="ce20" office:value-type="float" office:value="9" calcext:value-type="float" table:number-columns-spanned="2" table:number-rows-spanned="1">
            <text:p>9</text:p>
          </table:table-cell>
          <table:covered-table-cell table:style-name="ce20"/>
          <table:table-cell table:style-name="ce20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20" office:value-type="float" office:value="11" calcext:value-type="float" table:number-columns-spanned="2" table:number-rows-spanned="1">
            <text:p>11</text:p>
          </table:table-cell>
          <table:covered-table-cell table:style-name="ce20"/>
          <table:table-cell table:style-name="ce20" office:value-type="float" office:value="12" calcext:value-type="float" table:number-columns-spanned="2" table:number-rows-spanned="1">
            <text:p>12</text:p>
          </table:table-cell>
          <table:covered-table-cell table:style-name="ce20"/>
          <table:table-cell table:style-name="ce20" office:value-type="float" office:value="13" calcext:value-type="float" table:number-columns-spanned="2" table:number-rows-spanned="1">
            <text:p>13</text:p>
          </table:table-cell>
          <table:covered-table-cell table:style-name="ce20"/>
          <table:table-cell table:style-name="ce20" office:value-type="float" office:value="14" calcext:value-type="float" table:number-columns-spanned="2" table:number-rows-spanned="1">
            <text:p>14</text:p>
          </table:table-cell>
          <table:covered-table-cell table:style-name="ce20"/>
          <table:table-cell table:style-name="ce28" office:value-type="float" office:value="15" calcext:value-type="float">
            <text:p>15</text:p>
          </table:table-cell>
          <table:covered-table-cell table:style-name="ce36"/>
          <table:covered-table-cell table:number-columns-repeated="3" table:style-name="ce42"/>
          <table:covered-table-cell table:style-name="ce53"/>
          <table:table-cell table:style-name="ce43"/>
          <table:table-cell table:style-name="ce57" table:number-columns-repeated="989"/>
        </table:table-row>
        <table:table-row table:style-name="ro1">
          <table:table-cell table:style-name="Default" table:number-columns-repeated="2"/>
          <table:table-cell table:number-columns-repeated="26"/>
          <table:table-cell table:style-name="Default"/>
          <table:table-cell/>
          <table:table-cell table:style-name="ce43" table:number-columns-repeated="5"/>
          <table:table-cell table:number-columns-repeated="989"/>
        </table:table-row>
        <table:table-row table:style-name="ro5">
          <table:table-cell table:style-name="ce6" office:value-type="string" calcext:value-type="string">
            <text:p>Nederduitsch Hervormd</text:p>
          </table:table-cell>
          <table:table-cell table:style-name="Default"/>
          <table:table-cell table:style-name="ce15"/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6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29" office:value-type="string" calcext:value-type="string">
            <text:p>Apostolische gem. (3 m. 1 v.); Duitsch Evangelische gem. (1 v.); Vrije Evangelische Gem. (1 m.); Gereformeerde gem. (3 m. 3 v.).</text:p>
          </table:table-cell>
          <table:table-cell table:style-name="ce37" office:value-type="string" calcext:value-type="string">
            <text:p>VT_1930</text:p>
          </table:table-cell>
          <table:table-cell table:style-name="ce44" office:value-type="string" calcext:value-type="string">
            <text:p>03_T4</text:p>
          </table:table-cell>
          <table:table-cell table:style-name="ce47" office:value-type="float" office:value="188" calcext:value-type="float">
            <text:p>188</text:p>
          </table:table-cell>
          <table:table-cell table:style-name="ce47" office:value-type="float" office:value="189" calcext:value-type="float">
            <text:p>189</text:p>
          </table:table-cell>
          <table:table-cell table:style-name="ce54" office:value-type="string" calcext:value-type="string">
            <text:p>17_0525</text:p>
          </table:table-cell>
          <table:table-cell table:style-name="ce58"/>
          <table:table-cell table:number-columns-repeated="989"/>
        </table:table-row>
        <table:table-row table:style-name="ro6">
          <table:table-cell table:style-name="ce7" office:value-type="string" calcext:value-type="string">
            <text:p>Waalsch Hervormd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Remonstrant</text:p>
          </table:table-cell>
          <table:table-cell table:style-name="Default"/>
          <table:table-cell table:style-name="ce16" office:value-type="float" office:value="3" calcext:value-type="float">
            <text:p>3</text:p>
          </table:table-cell>
          <table:table-cell table:style-name="ce22" table:number-columns-repeated="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Anglikaanse Episcopale Kerk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Christelijk Gereformeerd</text:p>
          </table:table-cell>
          <table:table-cell table:style-name="Default"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number-columns-repeated="3"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Duitsch Evangelische gem.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Doopsgezind</text:p>
          </table:table-cell>
          <table:table-cell table:style-name="Default"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20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Vrijzinnig Hervormd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Evangelisch Luthersch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0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Duitsch Evangelische gem. (3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Hersteld Luthersch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Gereformeerde Kerken</text:p>
          </table:table-cell>
          <table:table-cell table:style-name="Default"/>
          <table:table-cell table:style-name="ce16"/>
          <table:table-cell table:style-name="ce22" table:number-columns-repeated="9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Nederlandsch Israeliet</text:p>
          </table:table-cell>
          <table:table-cell table:style-name="Default"/>
          <table:table-cell table:style-name="ce16"/>
          <table:table-cell table:style-name="ce22" table:number-columns-repeated="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Hoogduitsch Israeliet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Portugeesch Israeliet</text:p>
          </table:table-cell>
          <table:table-cell table:style-name="Default"/>
          <table:table-cell table:style-name="ce16"/>
          <table:table-cell table:style-name="ce22" table:number-columns-repeated="20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Vrijzinnig Hervormd</text:p>
          </table:table-cell>
          <table:table-cell table:style-name="Default"/>
          <table:table-cell table:style-name="ce16" office:value-type="float" office:value="833" calcext:value-type="float">
            <text:p>833</text:p>
          </table:table-cell>
          <table:table-cell table:style-name="ce22" office:value-type="float" office:value="1062" calcext:value-type="float">
            <text:p>106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65" calcext:value-type="float">
            <text:p>865</text:p>
          </table:table-cell>
          <table:table-cell table:style-name="ce22" office:value-type="float" office:value="1097" calcext:value-type="float">
            <text:p>1097</text:p>
          </table:table-cell>
          <table:table-cell table:style-name="ce30" office:value-type="string" calcext:value-type="string">
            <text:p>Duitsch Evangelische gem. (1 v.); Vrije gemeente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Hervormd Gereformeerd</text:p>
          </table:table-cell>
          <table:table-cell table:style-name="Default"/>
          <table:table-cell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Schotsche gemeente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Fransche Kerk</text:p>
          </table:table-cell>
          <table:table-cell table:style-name="Default"/>
          <table:table-cell table:style-name="ce1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Remonstrantsch Gereformeerd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Luthersch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Oud-Luthersch</text:p>
          </table:table-cell>
          <table:table-cell table:style-name="Default"/>
          <table:table-cell table:style-name="ce16"/>
          <table:table-cell table:style-name="ce22" table:number-columns-repeated="9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Zevende-dags-Adventisten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Sabbattisten</text:p>
          </table:table-cell>
          <table:table-cell table:style-name="Default"/>
          <table:table-cell table:style-name="ce16"/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 office:value-type="string" calcext:value-type="string">
            <text:p>Duitsch Evangelische gem.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Christelijk Afgescheiden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Swedenborg Genootschap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Anglikaansch Episcopale Kerk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Apostolische gem. (1 v.); Duitsch Evangelische gem. (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Engelsch Presbyteriaansche gemeente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Engelsche Kerk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Church of England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Apostolische gemeente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number-columns-repeated="2"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Nieuw Apostolisch</text:p>
          </table:table-cell>
          <table:table-cell table:style-name="Default"/>
          <table:table-cell table:style-name="ce16"/>
          <table:table-cell table:style-name="ce22" table:number-columns-repeated="16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Hersteld Apostolische gemeente in de Eenheid der Apostelen</text:p>
          </table:table-cell>
          <table:table-cell table:style-name="Default"/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16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Hersteld Apostolische gemeente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Evangelische Broedergemeente</text:p>
          </table:table-cell>
          <table:table-cell table:style-name="Default"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>
            <text:p>Duitsch Evangelische gem. (1 m. 2 v.); Evangelische gemeente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Hernhutter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Duitsch Evangelische gemeente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0" office:value-type="string" calcext:value-type="string">
            <text:p>Evangelische gem.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Evangelische gemeente</text:p>
          </table:table-cell>
          <table:table-cell table:style-name="Default"/>
          <table:table-cell table:style-name="ce16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Christelijk Evangelische gemeente</text:p>
          </table:table-cell>
          <table:table-cell table:style-name="Default"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23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Vrije Evangelische gemeente</text:p>
          </table:table-cell>
          <table:table-cell table:style-name="Default"/>
          <table:table-cell table:style-name="ce16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number-columns-repeated="2" table:style-name="ce22" office:value-type="float" office:value="13" calcext:value-type="float">
            <text:p>1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Gemeente van Gedoopte Christenen</text:p>
          </table:table-cell>
          <table:table-cell table:style-name="Default"/>
          <table:table-cell table:style-name="ce16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30" office:value-type="string" calcext:value-type="string">
            <text:p>Vergadering van geloovige op grondslag van Matth. 18: 20a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Baptisten</text:p>
          </table:table-cell>
          <table:table-cell table:style-name="Default"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Gereformeerde gemeente</text:p>
          </table:table-cell>
          <table:table-cell table:style-name="Default"/>
          <table:table-cell table:style-name="ce16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Gereformeerde Kerk in Hersteld Verband</text:p>
          </table:table-cell>
          <table:table-cell table:style-name="Default"/>
          <table:table-cell table:style-name="ce16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8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9" calcext:value-type="float">
            <text:p>19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Oud Gereformeerde gemeente</text:p>
          </table:table-cell>
          <table:table-cell table:style-name="Default"/>
          <table:table-cell table:style-name="ce16" office:value-type="float" office:value="20" calcext:value-type="float">
            <text:p>20</text:p>
          </table:table-cell>
          <table:table-cell table:style-name="ce22" office:value-type="float" office:value="23" calcext:value-type="float">
            <text:p>23</text:p>
          </table:table-cell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8" calcext:value-type="float">
            <text:p>28</text:p>
          </table:table-cell>
          <table:table-cell table:style-name="ce30" office:value-type="string" calcext:value-type="string">
            <text:p>Gereformeerde Kerk in Hersteld Verband (4 m. 2 v.); Vrije Gereformeerde gem.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Gereformeerde gemeente onder het Kruis</text:p>
          </table:table-cell>
          <table:table-cell table:style-name="Default"/>
          <table:table-cell table:style-name="ce16"/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17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Kerk van Jezus Christus of de Heiligen der laatste dagen</text:p>
          </table:table-cell>
          <table:table-cell table:style-name="Default"/>
          <table:table-cell table:style-name="ce16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4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30" office:value-type="string" calcext:value-type="string">
            <text:p>Christelijk Dissident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Mormonen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Vrije Gereformeerde gemeente</text:p>
          </table:table-cell>
          <table:table-cell table:style-name="Default"/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Vrije Christelijke gemeente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Vergadering van geloovigen op grondslag van Matth. 18 : 20a</text:p>
          </table:table-cell>
          <table:table-cell table:style-name="Default"/>
          <table:table-cell table:style-name="ce16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8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8" calcext:value-type="float">
            <text:p>18</text:p>
          </table:table-cell>
          <table:table-cell table:style-name="ce30" office:value-type="string" calcext:value-type="string">
            <text:p>Duitsch Evangelische gem. (1 m. 1 v.); Vrije Evangelische gem.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Darbisten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Joodsche Reform beweging</text:p>
          </table:table-cell>
          <table:table-cell table:style-name="Default"/>
          <table:table-cell table:style-name="ce16"/>
          <table:table-cell table:style-name="ce22" table:number-columns-repeated="19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Pinkstergemeente</text:p>
          </table:table-cell>
          <table:table-cell table:style-name="Default"/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19" calcext:value-type="float">
            <text:p>19</text:p>
          </table:table-cell>
          <table:table-cell table:style-name="ce22" table:number-columns-repeated="20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9" calcext:value-type="float">
            <text:p>19</text:p>
          </table:table-cell>
          <table:table-cell table:style-name="ce30" office:value-type="string" calcext:value-type="string">
            <text:p>Gemeente van Gedoopte Christenen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Christengemeenschap</text:p>
          </table:table-cell>
          <table:table-cell table:style-name="Default"/>
          <table:table-cell table:style-name="ce16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11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6" calcext:value-type="float">
            <text:p>26</text:p>
          </table:table-cell>
          <table:table-cell table:style-name="ce30" office:value-type="string" calcext:value-type="string">
            <text:p>Anthroposophische Vereeniging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Christian Reformed Church</text:p>
          </table:table-cell>
          <table:table-cell table:style-name="Default"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Rosecrusian Genootschap</text:p>
          </table:table-cell>
          <table:table-cell table:style-name="Default"/>
          <table:table-cell table:style-name="ce16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0" office:value-type="string" calcext:value-type="string">
            <text:p>Vrije gemeente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Duitsch Evangelisch Luthersch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Duitsche Staatskerk</text:p>
          </table:table-cell>
          <table:table-cell table:style-name="Default"/>
          <table:table-cell table:style-name="ce16"/>
          <table:table-cell table:style-name="ce22" table:number-columns-repeated="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Duitsch Evangelische gem.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Hoogduitsche gemeente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Preussische Landeskirche</text:p>
          </table:table-cell>
          <table:table-cell table:style-name="Default"/>
          <table:table-cell table:style-name="ce16"/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Duitsch Evangelische gem.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Fellowship of Reconciliation</text:p>
          </table:table-cell>
          <table:table-cell table:style-name="Default"/>
          <table:table-cell table:style-name="ce16"/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 office:value-type="string" calcext:value-type="string">
            <text:p>Vrije Evangelische gem.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Old Fellows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Quakers</text:p>
          </table:table-cell>
          <table:table-cell table:style-name="Default"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23"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Society of Friends</text:p>
          </table:table-cell>
          <table:table-cell table:style-name="Default"/>
          <table:table-cell table:style-name="ce16"/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Eglise reformee de France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21"/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Zweedsche Staatskerk</text:p>
          </table:table-cell>
          <table:table-cell table:style-name="Default"/>
          <table:table-cell table:style-name="ce16"/>
          <table:table-cell table:style-name="ce22" table:number-columns-repeated="9"/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number-columns-repeated="2"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Eglise nationale suisse</text:p>
          </table:table-cell>
          <table:table-cell table:style-name="Default"/>
          <table:table-cell table:style-name="ce16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Evangelische Landeskirche der Schweiz</text:p>
          </table:table-cell>
          <table:table-cell table:style-name="Default"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Nationale Kerk van Geneve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Zwitsersch Gereformeerd</text:p>
          </table:table-cell>
          <table:table-cell table:style-name="Default"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Duitsch Evangelische gem. (2 m. 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Antoinisme</text:p>
          </table:table-cell>
          <table:table-cell table:style-name="Default"/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2"/>
          <table:table-cell table:number-columns-repeated="2"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6">
          <table:table-cell table:style-name="ce7" office:value-type="string" calcext:value-type="string">
            <text:p>Bijbel Zendingsgenootschap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89" calcext:value-type="float">
            <text:p>189</text:p>
          </table:table-cell>
          <table:table-cell table:style-name="ce55" office:value-type="string" calcext:value-type="string">
            <text:p>17_0525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Christen Alliantie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2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Dissident</text:p>
          </table:table-cell>
          <table:table-cell table:style-name="Default"/>
          <table:table-cell table:style-name="ce16"/>
          <table:table-cell table:style-name="ce22" table:number-columns-repeated="2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 office:value-type="string" calcext:value-type="string">
            <text:p>Duitsch Evangelische gem.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Evangelische Alliantie</text:p>
          </table:table-cell>
          <table:table-cell table:style-name="Default"/>
          <table:table-cell table:style-name="ce16"/>
          <table:table-cell table:style-name="ce22" table:number-columns-repeated="13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Gemeenschap Kinderen Gods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Gemeente des Heeren</text:p>
          </table:table-cell>
          <table:table-cell table:style-name="Default"/>
          <table:table-cell table:style-name="ce16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31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style-name="ce58"/>
          <table:table-cell table:number-columns-repeated="989"/>
        </table:table-row>
        <table:table-row table:style-name="ro4">
          <table:table-cell table:style-name="ce7" office:value-type="string" calcext:value-type="string">
            <text:p>Jongeliedenbond voor ernstig Christendom</text:p>
          </table:table-cell>
          <table:table-cell table:style-name="Default"/>
          <table:table-cell table:style-name="ce16"/>
          <table:table-cell table:style-name="ce22" table:number-columns-repeated="21"/>
          <table:table-cell table:number-columns-repeated="4"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Duitsch Evangelische gem. (1 v.); Leger des Heils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Kerk van Christus</text:p>
          </table:table-cell>
          <table:table-cell table:style-name="Default"/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17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Maranatha-groep</text:p>
          </table:table-cell>
          <table:table-cell table:style-name="Default"/>
          <table:table-cell table:style-name="ce16" office:value-type="float" office:value="13" calcext:value-type="float">
            <text:p>13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0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0" calcext:value-type="float">
            <text:p>10</text:p>
          </table:table-cell>
          <table:table-cell table:style-name="ce30" office:value-type="string" calcext:value-type="string">
            <text:p>Vrije Evangelische gem. (4 m. 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7">
          <table:table-cell table:style-name="ce7" office:value-type="string" calcext:value-type="string">
            <text:p>Nederlandsche Protestanten Bond</text:p>
          </table:table-cell>
          <table:table-cell table:style-name="Default"/>
          <table:table-cell table:style-name="ce16" office:value-type="float" office:value="906" calcext:value-type="float">
            <text:p>906</text:p>
          </table:table-cell>
          <table:table-cell table:style-name="ce22" office:value-type="float" office:value="1025" calcext:value-type="float">
            <text:p>102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84" calcext:value-type="float">
            <text:p>84</text:p>
          </table:table-cell>
          <table:table-cell table:style-name="ce22" table:number-columns-repeated="2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029" calcext:value-type="float">
            <text:p>1029</text:p>
          </table:table-cell>
          <table:table-cell table:style-name="ce22" office:value-type="float" office:value="1249" calcext:value-type="float">
            <text:p>1249</text:p>
          </table:table-cell>
          <table:table-cell table:style-name="ce30" office:value-type="string" calcext:value-type="string">
            <text:p>Vrijzinnig Hervormd (12 m. 21 v.); Schotsche gem. (1 m. 1 v.); Anglikaansch Episcopale Kerk (1 v.); Apostolische gem.(1 v.); Duitsch Evangelische gem. (4 v.); Vrije Evangelische gem. (3 v.); Gereformeerde gem. (1 m.); Oud Gereformeerde gem. (1 v.); Eglise evangelique missionnaire belge (1 m.); Theosophische Vereeniging (2 m. 1 v.); Vrije gemeente (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Open Broeders</text:p>
          </table:table-cell>
          <table:table-cell table:style-name="Default"/>
          <table:table-cell table:style-name="ce16"/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Paulinische Vereeniging</text:p>
          </table:table-cell>
          <table:table-cell table:style-name="Default"/>
          <table:table-cell table:style-name="ce16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Religieuse Jeugdgemeente</text:p>
          </table:table-cell>
          <table:table-cell table:style-name="Default"/>
          <table:table-cell table:style-name="ce16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19"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piritisten</text:p>
          </table:table-cell>
          <table:table-cell table:style-name="Default"/>
          <table:table-cell table:style-name="ce16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54" calcext:value-type="float">
            <text:p>54</text:p>
          </table:table-cell>
          <table:table-cell table:style-name="ce30" office:value-type="string" calcext:value-type="string">
            <text:p>Anglikaansch Episcopale Kerk (1 v.); Duitsch Evangelische gem.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Tempelbouwers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erbreiding der Waarheid</text:p>
          </table:table-cell>
          <table:table-cell table:style-name="Default"/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ereeniging van Vrij Religieusen "De Tempelhouders"</text:p>
          </table:table-cell>
          <table:table-cell table:style-name="Default"/>
          <table:table-cell table:style-name="ce16"/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ergadering "De Volheid van Christus"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table:number-columns-repeated="11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olgelingen van Ds. Paauwe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rij Christelijk Geloof</text:p>
          </table:table-cell>
          <table:table-cell table:style-name="Default"/>
          <table:table-cell table:style-name="ce16"/>
          <table:table-cell table:style-name="ce22" table:number-columns-repeated="21"/>
          <table:table-cell table:number-columns-repeated="4"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Vrije Evangelische gem. (1 m. 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rije Broeders</text:p>
          </table:table-cell>
          <table:table-cell table:style-name="Default"/>
          <table:table-cell table:style-name="ce16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2"/>
          <table:table-cell table:number-columns-repeated="2" table:style-name="ce22" office:value-type="float" office:value="6" calcext:value-type="float">
            <text:p>6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rije Jeugdkerk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rije Religieuse Kring</text:p>
          </table:table-cell>
          <table:table-cell table:style-name="Default"/>
          <table:table-cell table:style-name="ce16"/>
          <table:table-cell table:style-name="ce22" table:number-columns-repeated="9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number-columns-repeated="2" table:style-name="ce22" office:value-type="float" office:value="1" calcext:value-type="float">
            <text:p>1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rijzinnig Christelijke Jongeren Bond</text:p>
          </table:table-cell>
          <table:table-cell table:style-name="Default"/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" calcext:value-type="float">
            <text:p>18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rijzinnig Christelijke Studenten Bond</text:p>
          </table:table-cell>
          <table:table-cell table:style-name="Default"/>
          <table:table-cell table:style-name="ce16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30" office:value-type="string" calcext:value-type="string">
            <text:p>Vrijzinnig Hervormd (2 m.); Woodbrookers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rijzinnige Jeugdkerk</text:p>
          </table:table-cell>
          <table:table-cell table:style-name="Default"/>
          <table:table-cell table:style-name="ce16"/>
          <table:table-cell table:style-name="ce22" table:number-columns-repeated="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30" office:value-type="string" calcext:value-type="string">
            <text:p>Vrijzinnig Christelijke Jongeren Bond (2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rijzinnig Religieuse Gemeenschap</text:p>
          </table:table-cell>
          <table:table-cell table:style-name="Default"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8">
          <table:table-cell table:style-name="ce7" office:value-type="string" calcext:value-type="string">
            <text:p>Woodbrookers</text:p>
          </table:table-cell>
          <table:table-cell table:style-name="Default"/>
          <table:table-cell table:style-name="ce16"/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7" calcext:value-type="float">
            <text:p>37</text:p>
          </table:table-cell>
          <table:table-cell table:style-name="ce30" office:value-type="string" calcext:value-type="string">
            <text:p>Nederlandsche Protestanten Bond (1 m.); Vrijzinnig Christelijke Studenten Bond (1 m.); Religieus Socialistisch Verbond (4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Zendingsgemeente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Anthroposophische Vereeniging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2" office:value-type="float" office:value="2" calcext:value-type="float">
            <text:p>2</text:p>
          </table:table-cell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Bond van Religieuse An-Archo-Communisten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table:number-columns-repeated="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Christen Socialisten</text:p>
          </table:table-cell>
          <table:table-cell table:style-name="Default"/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1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Christian Science</text:p>
          </table:table-cell>
          <table:table-cell table:style-name="Default"/>
          <table:table-cell table:style-name="ce16" office:value-type="float" office:value="13" calcext:value-type="float">
            <text:p>13</text:p>
          </table:table-cell>
          <table:table-cell table:style-name="ce22" office:value-type="float" office:value="25" calcext:value-type="float">
            <text:p>25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30" office:value-type="string" calcext:value-type="string">
            <text:p>Anglikaansch Episcopale Kerk (1 v.); Duitsch Evangelische gem. (1 m. 2 v.); Vrije gemeente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9">
          <table:table-cell table:style-name="ce7" office:value-type="string" calcext:value-type="string">
            <text:p>Leger des Heils</text:p>
          </table:table-cell>
          <table:table-cell table:style-name="Default"/>
          <table:table-cell table:style-name="ce16" office:value-type="float" office:value="702" calcext:value-type="float">
            <text:p>702</text:p>
          </table:table-cell>
          <table:table-cell table:style-name="ce22" office:value-type="float" office:value="878" calcext:value-type="float">
            <text:p>8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office:value-type="float" office:value="1018" calcext:value-type="float">
            <text:p>1018</text:p>
          </table:table-cell>
          <table:table-cell table:style-name="ce30" office:value-type="string" calcext:value-type="string">
            <text:p>Hersteld Apostolische gem. in de Eenheid der Apostelen (1 m. 1 v.); Duitsch Evangelische gem. (1 v.); Evangelische gem. (3 v.); Vrije Evangelische gem. (4 m. 9 v.); Baptist (1 v.); Oud Gereformeerde gem. (1 m.); Kerk van Jezus Christus of de Heiligen der laatste dagen (2 v.); Zweedsch Luthersche Kerk (1 v.); Nederlandsche Protestanten Bond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10">
          <table:table-cell table:style-name="ce7" office:value-type="string" calcext:value-type="string">
            <text:p>Religieus Socialistisch Verbond</text:p>
          </table:table-cell>
          <table:table-cell table:style-name="Default"/>
          <table:table-cell table:style-name="ce16" office:value-type="float" office:value="14" calcext:value-type="float">
            <text:p>14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1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" calcext:value-type="float">
            <text:p>18</text:p>
          </table:table-cell>
          <table:table-cell table:style-name="ce30" office:value-type="string" calcext:value-type="string">
            <text:p>Vrijzinnig Hervormd (2 m.); Nederlandsche Protestanten Bond (1 m.); Woodbrookers (1 m. 1 v.); Vrije gemeente (1 m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Soefi-beweging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2" calcext:value-type="float">
            <text:p>2</text:p>
          </table:table-cell>
          <table:table-cell table:style-name="ce22" table:number-columns-repeated="11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>
            <text:p>Anglikaansch Episcopale Kerk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11">
          <table:table-cell table:style-name="ce7" office:value-type="string" calcext:value-type="string">
            <text:p>Theosophische Vereeniging</text:p>
          </table:table-cell>
          <table:table-cell table:style-name="Default"/>
          <table:table-cell table:style-name="ce16" office:value-type="float" office:value="19" calcext:value-type="float">
            <text:p>19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99" calcext:value-type="float">
            <text:p>99</text:p>
          </table:table-cell>
          <table:table-cell table:style-name="ce30" office:value-type="string" calcext:value-type="string">
            <text:p>Vrijzinnig Hervormd (2 v.); Remonstrantsch Gereformeerd (1 v.); Anglikaansch Episcopale kerk (1 m.); Hersteld Apostolische gem. in de Eenheid der Apostelen (1 v.); Duitsch Evangelische gem. (3 m. 3 v.); Nederlandsche Protestanten Bond (1 v.); Vrije gemeente (1 v.); Vrije Katholieke kerk (4 m. 10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ereeniging "De Nieuwe Gedachte"</text:p>
          </table:table-cell>
          <table:table-cell table:style-name="Default"/>
          <table:table-cell table:style-name="ce16"/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19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0"/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8">
          <table:table-cell table:style-name="ce7" office:value-type="string" calcext:value-type="string">
            <text:p>Vrije gemeente</text:p>
          </table:table-cell>
          <table:table-cell table:style-name="Default"/>
          <table:table-cell table:style-name="ce16" office:value-type="float" office:value="28" calcext:value-type="float">
            <text:p>2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108" calcext:value-type="float">
            <text:p>108</text:p>
          </table:table-cell>
          <table:table-cell table:style-name="ce30" office:value-type="string" calcext:value-type="string">
            <text:p>Vrijzinnig Hervormd (1 v.); Vrije Evangelische gemeente (1 m. 2 v.); Nederlandsche Protestanten Bond (1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4">
          <table:table-cell table:style-name="ce7" office:value-type="string" calcext:value-type="string">
            <text:p>Vrije Katholieke Kerk</text:p>
          </table:table-cell>
          <table:table-cell table:style-name="Default"/>
          <table:table-cell table:style-name="ce16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4" calcext:value-type="float">
            <text:p>14</text:p>
          </table:table-cell>
          <table:table-cell table:style-name="ce30" office:value-type="string" calcext:value-type="string">
            <text:p>Katholiek Apostolisch (1 v.); Theosophische Vereeniging (1 m. 3 v.).</text:p>
          </table:table-cell>
          <table:table-cell table:style-name="ce38" office:value-type="string" calcext:value-type="string">
            <text:p>VT_1930</text:p>
          </table:table-cell>
          <table:table-cell table:style-name="ce45" office:value-type="string" calcext:value-type="string">
            <text:p>03_T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91" calcext:value-type="float">
            <text:p>191</text:p>
          </table:table-cell>
          <table:table-cell table:style-name="ce55" office:value-type="string" calcext:value-type="string">
            <text:p>17_0526</text:p>
          </table:table-cell>
          <table:table-cell table:number-columns-repeated="990"/>
        </table:table-row>
        <table:table-row table:style-name="ro12">
          <table:table-cell table:style-name="ce8" office:value-type="string" calcext:value-type="string">
            <text:p>Totaal</text:p>
          </table:table-cell>
          <table:table-cell table:style-name="Default"/>
          <table:table-cell table:style-name="ce17" office:value-type="float" office:value="2760" calcext:value-type="float">
            <text:p>2760</text:p>
          </table:table-cell>
          <table:table-cell table:style-name="ce23" office:value-type="float" office:value="3364" calcext:value-type="float">
            <text:p>3364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3198" calcext:value-type="float">
            <text:p>3198</text:p>
          </table:table-cell>
          <table:table-cell table:style-name="ce23" office:value-type="float" office:value="4094" calcext:value-type="float">
            <text:p>4094</text:p>
          </table:table-cell>
          <table:table-cell table:style-name="ce32" office:value-type="string" calcext:value-type="string">
            <text:p>Vrijzinnig Hervormd (17 m. 24 v.); Schotsche gem. (1 m. 1 v.); Remonstrantsch Gereformeerd (1 v.); Anglikaansch Episcopale Kerk (1 m. 5 v.); Apostolische gem. (3 m. 3 v.); Katholiek Apostolisch (1 v.); Hersteld Apostolische gem. in de Eenheid der Apostelen (1 m. 2 v.); Duitsch Evangelische gem. (15 m. 24 v.); Evangelische gem. (1 m. 5 v.); Vrije Evangelische gem. (13 m. 18 v.); Gemeente van Gedoopte Christenen (1 m.); Baptisten (1 v.); Gereformeerde gem. (4 m. 3 v.); Gereformeerde Kerk in Hersteld Verband (4 m. 2 v.); Oud Gereformeerde gem. (1 m. 1 v.); Kerk van Jezus Christus of de Heiligen der laatste dagen (2 v.); Vrije Gereformeerde gem. (1 v.); Vergadering van geloovigen op grondslag Matth. 18:20 a (1 v.); Eglise evangelique missionnaire belge (1 m.); Zweedsch Luthersche Kerk (1 v.); Hoogduitsch Israeliet (1 v.); Christelijk Dissident (1 m.); Nederlandsche Protestanten Bond (2 m. 3 v.); Vrijzinnig Christelijke Jongeren Bond (2 v.); Vrijzinnig Christelijke Studenten Bond (1 m.); Woodbrookers (1 m. 2 v.); Anthroposophische Vereeniging (1 v.); Leger des Heils (1 m.); Religieus Socialistisch Verbond (4 v.); Theosophische Vereeniging (3 m. 4 v.); Vrije gemeente (2 m. 6 v.); Vrije Katholieke Kerk (4 m. 10 v.).</text:p>
          </table:table-cell>
          <table:table-cell table:style-name="ce39" office:value-type="string" calcext:value-type="string">
            <text:p>VT_1930</text:p>
          </table:table-cell>
          <table:table-cell table:style-name="ce46" office:value-type="string" calcext:value-type="string">
            <text:p>03_T4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91" calcext:value-type="float">
            <text:p>191</text:p>
          </table:table-cell>
          <table:table-cell table:style-name="ce56" office:value-type="string" calcext:value-type="string">
            <text:p>17_0526</text:p>
          </table:table-cell>
          <table:table-cell table:number-columns-repeated="990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7:43.492185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4T20:14:03</meta:creation-date>
    <dc:creator>Yamit</dc:creator>
    <dc:date>2004-10-20T10:47:32</dc:date>
    <meta:generator>LibreOffice/4.2.8.2$Linux_X86_64 LibreOffice_project/420m0$Build-2</meta:generator>
    <meta:document-statistic meta:table-count="1" meta:cell-count="1329" meta:object-count="0"/>
  </office:meta>
</office:document-meta>
</file>